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4.25979166666667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5.92666666666667cm" style:use-optimal-column-width="true"/>
    </style:style>
    <style:style style:name="co8" style:family="table-column">
      <style:table-column-properties fo:break-before="auto" style:column-width="13.5202083333333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18041666666667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48125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3416666666667cm" style:use-optimal-column-width="true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6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ව්‍යාපාර සැලැස්ම සැලැස්ම හැඳින්වීම</text:p>
          </table:table-cell>
          <table:table-cell office:value-type="string" table:style-name="ce1">
            <text:p>ව්‍යාපාර සැලැස්ම සැලැස්ම හැඳින්වීම</text:p>
          </table:table-cell>
          <table:table-cell office:value-type="string" table:style-name="ce1">
            <text:p>අරමුණු සාර්ථක කරගැනීමට සැලැස්මක් අනුව කටයුතුකිර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සැලැස්ම සැලැස්ම හැඳින්වීම</text:p>
          </table:table-cell>
          <table:table-cell office:value-type="string" table:style-name="ce1">
            <text:p>ව්‍යාපාර සැලැස්ම සැලැස්ම හැඳින්වීම</text:p>
          </table:table-cell>
          <table:table-cell office:value-type="string" table:style-name="ce1">
            <text:p>ව්‍යාපාර සැලැස්මක අවශ්‍යතාව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සැලැස්ම සැලැස්ම හැඳින්වීම</text:p>
          </table:table-cell>
          <table:table-cell office:value-type="string" table:style-name="ce1">
            <text:p>ව්‍යාපාර සැලැස්ම සැලැස්ම හැඳින්වීම</text:p>
          </table:table-cell>
          <table:table-cell office:value-type="string" table:style-name="ce1">
            <text:p>ව්‍යාපාර සැලැස්මක් නොමැතිවීමෙන් අත්වන අවාසි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සැලැස්ම සැලැස්ම හැඳින්වීම</text:p>
          </table:table-cell>
          <table:table-cell office:value-type="string" table:style-name="ce1">
            <text:p>ව්‍යාපාර සැලැස්ම සැලැස්ම හැඳින්වීම</text:p>
          </table:table-cell>
          <table:table-cell office:value-type="string" table:style-name="ce1">
            <text:p>ව්‍යාපාර සැලැස්මක මූලිකාංග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සැලැස්ම සැලැස්ම හැඳින්වීම</text:p>
          </table:table-cell>
          <table:table-cell office:value-type="string" table:style-name="ce1">
            <text:p>ව්‍යාපාර සැලැස්ම සැලැස්ම හැඳින්වීම</text:p>
          </table:table-cell>
          <table:table-cell office:value-type="string" table:style-name="ce1">
            <text:p>අලෙවි සැලැස්ම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අලෙවි සැලැස්ම හැඳින්ව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අලෙවි ඇස්තමේන්තු සඳහා අවශ්‍ය වෙළඳපල තොරතුරු ඉදිරිපත් කිර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නිෂ්පාදිත ඉලක්ක හා පාරිභෝගික කණ්ඩායම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ඉලක්ක වෙළඳපළ ප්‍රදේශය හා භූගෝලීය බල ප්‍රදේශය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තරඟකරුවන් හා ඔවුන්ගේ වෙළඳපල කොටස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අලෙවි සැලැස්ම</text:p>
          </table:table-cell>
          <table:table-cell office:value-type="string" table:style-name="ce1">
            <text:p>අලෙවිකරණ උපායමාර්ග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ිතය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මිල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ස්ථානය හා බෙදාහැර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ප්‍රවර්ධනය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අලෙවි සැලැස්ම සැකසීම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ය සඳහා අවශ්‍ය ද්‍රව්‍ය හා පිරිවැය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යට අවශ්‍ය ශ්‍රමය හා ශ්‍රම පිරිවැය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යට අවශ්‍ය වෙනත් පිරිවැය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යට අවශ්‍ය ස්ථාවර වත්කම්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පිරිවැය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2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භාණ්ඩ ප්‍රමාණය වැඩිවනවිට නිෂ්පාදන පිරිවැය වැඩිවීම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ඒකක පිරිවැය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පිරිවැය හා ඒකක පිරිවැය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පිරිවැය ඇස්තමේන්තුව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2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පිරිවැය ඇස්තමේන්තුවක් සැකසීම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2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නිෂ්පාදන සැලැස්ම</text:p>
          </table:table-cell>
          <table:table-cell office:value-type="string" table:style-name="ce1">
            <text:p>මුළු පිරිවැය හා ඒකක පිරිවැය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2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ආයතනයක විවිධ තොරතුරු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ආයතනයක විවිධ තනතුරු හා ඒවායෙහි කාර්යන්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පරිපාලන වියදම්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තනතුරු හා කාර්යන්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32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නිෂ්පාදන පිරිවැය ඇස්තමේන්තුව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3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සංවිධාන සටහන්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3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පරිපාලන වියදම් සඳහා නිදසුන් සැපයීම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3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පරිපාලන සැලැස්ම</text:p>
          </table:table-cell>
          <table:table-cell office:value-type="string" table:style-name="ce1">
            <text:p>පරිපාලන වියදම් ඇස්තමේන්තුවක් සකස්කිරීම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3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පාරයක් ආරම්භ කිරිමට පෙර කළයුතු කාර්යන්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3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ියදම් ලැයිස්තුව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38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ියදම් ඇස්තමේන්තුව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3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හෙයුම් පෙර වියදම්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1-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හෙයුම් පෙර වියදම් ඇස්තමේන්තුව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ාපාරයක් සඳහා අවශ්‍ය ද්‍රව්‍ය උපකරණ තීරණය කිරීම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ාපාරයක් සඳහා අවශ්‍ය ස්ථාවර වත්කම් තීරණය කිරීම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කාරක ප්‍රාග්ධනය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ආයෝජන ඇස්තමේන්තු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කාරක ප්‍රාග්ධන අවශ්‍යතා - ii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ස්ථාවර වත්කම්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ුදල් ආයෝජන ඇස්තමේන්තු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ාපාර ආයතනයක මුදල් ගලායාම් පැහැදිලි කිරීම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ාපාර ආයතනයක මුදල් ගලාඒම් පැහැදිලි කිරීම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ාපාර ආයතනයක මුදල් යෙදවී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ාපාර ආයතනයක ඇස්තමේන්තුගත මුදල් ගලායාම් ඒම් ලේඛණයක්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ාපාර ආයතනයක වියදම් හඳුනා ගැනීම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ාපාර ආයතනයක ආදායම් හඳුනා ගැනීම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ිකුණුම් ආදායම් හා විකුණුම් පිරිවැය අතර වෙනස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අනෙකුත් වියදම්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අපේක්ෂිත ප්‍රතිඵල ලේඛනය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ාපාර ප්‍රතිඵල ගණනය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ාපාර සැලැස්ම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මූල්‍ය සැලැස්ම</text:p>
          </table:table-cell>
          <table:table-cell office:value-type="string" table:style-name="ce1">
            <text:p>ව්‍යාපාර සැලැස්ම – ii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යක පොදු ලක්ෂණ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අරමුණු අනුව ව්‍යාපාර සංවිධාන වර්ග කිරීම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අයිතිය අනුව ව්‍යාපාර සංවිධාන වර්ග කිරීම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සමස්ථ ව්‍යාපාර වර්ග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කේවල ස්වාමි ව්‍යාපාර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කේවල ස්වාමි ව්‍යාපාර වල මූලික ලක්ෂණ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කේවල ස්වාමි ව්‍යාපාරයක් ආරම්භ කිරීම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කේවල ස්වාමි ව්‍යාපාරයක් ආරම්භ කිරීමට අවශ්‍ය ආකෘතිපත්‍ර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කේවල ස්වාමි ව්‍යාපාර වල වාසි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කේවල ස්වාමි ව්‍යාපාර වල වාසි - ii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කේවල ස්වාමි ව්‍යාපාර වල අවාසි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කේවල ස්වාමි ව්‍යාපාර වල අවාසි - ii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3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හවුල් ව්‍යාපාර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හවුල් ව්‍යාපාර වල මූලික ලක්ෂණ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3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හවුල් ව්‍යාපාර ආරම්භ කිරීම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3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හවුල් ගිවිසුම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3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හවුල් ගිවිසුමක ඇතුළත් කරුණු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3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හවුල් ව්‍යාපාරයේ වාසි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3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හවුල් ව්‍යාපාර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2-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හවුල් ව්‍යාපාරයේ අවාසි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සංස්ථාපිත සමාගම්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2007 අංක 7 දරණ සමාගම් පනත හා සංස්ථාපිත සමාගම්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සංස්ථාපිත සමාගමක මූලික ලක්ෂණ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සීමා සහිත පෞද්ගලික සමාගම්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සීමා සහිත පෞද්ගලික සමාගම් ආරම්භ කිරීම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සීමා සහිත පෞද්ගලික සමාගමක් ආරම්භ කිරීම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සීමා සහිත පෞද්ගලික සමාගමක වාසි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සීමා සහිත පෞද්ගලික සමාගම්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රලත් සමාගම් වල මූලික ලක්ෂණ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රලත් ව්‍යාපාර ආරම්භ කිරීමේ ක්‍රියාපටිපාටිය හා පාර්ෂවයන්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රලත් ව්‍යාපාර වල වාසි හා අවාසි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ක් තුළ ක්‍රියාත්මක වන සුවිශේෂී අංග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 යන්න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15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ක් බිහිවීමට බලපාන ආර්ථික සාධක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1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ක් බිහිවීමට බලපාන ආර්ථික සාධක – ii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17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ක් බිහිවීමට බලපාන සමාජීය <text:s/>සාධක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18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සමාජය තුළ සාරධර්ම ප්‍රචචිත කිරීම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ශ්‍රී ලංකාවේ ව්‍යවසායකත්ව සංස්කෘතියක් බිහිවීමට බාධාවන සාධක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2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කාන්තාවන් ව්‍යාපාර කිරීම සඳහා ඉදිරිපත්වීමේ අවශ්‍යතාව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2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කාන්තාවන් ව්‍යාපාර කිරීම සඳහා ඉදිරිපත්වීමේ ඉඩප්‍රස්ථාව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යකු වීමට කාන්තාවන් තුළ ඇති ශක්තීන්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පාර ආචාරධර්ම පිළිබඳ පැහැදිළි කිරීම හා අවශ්‍යතාව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ාපාර ආචාරධර්ම තීරණය වීමෙහිලා ප්‍රධාන පාර්ශව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terpreneurship-11-t3-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වසායකත්ව සංස්කෘතිය</text:p>
          </table:table-cell>
          <table:table-cell office:value-type="string" table:style-name="ce1">
            <text:p>ව්‍යාපාර සමාජ වගකීම් පිළිබඳ පැහැදිළි කිරීම</text:p>
          </table:table-cell>
          <table:table-cell table:number-columns-repeated="16374"/>
        </table:table-row>
        <table:table-row table:number-rows-repeated="10484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edu</dc:creator>
    <meta:creation-date>2022-09-15T10:07:44Z</meta:creation-date>
    <dc:date>2022-09-24T05:18:16Z</dc:date>
    <meta:editing-cycles>48</meta:editing-cycles>
    <meta:editing-duration>PT26161S</meta:editing-duration>
  </office:meta>
</office:document-meta>
</file>